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6.06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ortResul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rtResult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election Sort</text:p>
          </table:table-cell>
          <table:covered-table-cell table:number-columns-repeated="2"/>
          <table:table-cell table:style-name="ce3"/>
          <table:table-cell table:style-name="ce1" office:value-type="string" calcext:value-type="string" table:number-columns-spanned="3" table:number-rows-spanned="1">
            <text:p>Insertion Sort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ort Typ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Array Size</text:p>
          </table:table-cell>
          <table:table-cell table:style-name="ce4"/>
          <table:table-cell table:style-name="ce2" office:value-type="string" calcext:value-type="string">
            <text:p>Sort Typ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Array Siz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83" calcext:value-type="float">
            <text:p>8.3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5" calcext:value-type="float">
            <text:p>1.5E-0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4" calcext:value-type="float">
            <text:p>6.4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1" calcext:value-type="float">
            <text:p>6.1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1" calcext:value-type="float">
            <text:p>6.1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1" calcext:value-type="float">
            <text:p>6.1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1" calcext:value-type="float">
            <text:p>6.1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1" calcext:value-type="float">
            <text:p>6.1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1" calcext:value-type="float">
            <text:p>6.1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2" calcext:value-type="float">
            <text:p>6.2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61" calcext:value-type="float">
            <text:p>6.1E-05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248" calcext:value-type="float">
            <text:p>0.000248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23" calcext:value-type="float">
            <text:p>0.00023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231" calcext:value-type="float">
            <text:p>0.000231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231" calcext:value-type="float">
            <text:p>0.000231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57" calcext:value-type="float">
            <text:p>5.7E-05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1" calcext:value-type="float">
            <text:p>1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57" calcext:value-type="float">
            <text:p>5.7E-05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89" calcext:value-type="float">
            <text:p>8.9E-05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102" calcext:value-type="float">
            <text:p>0.000102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087" calcext:value-type="float">
            <text:p>8.7E-05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228" calcext:value-type="float">
            <text:p>0.000228</text:p>
          </table:table-cell>
          <table:table-cell table:style-name="ce2" office:value-type="float" office:value="200" calcext:value-type="float">
            <text:p>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928" calcext:value-type="float">
            <text:p>0.000928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218" calcext:value-type="float">
            <text:p>0.000218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89" calcext:value-type="float">
            <text:p>0.00089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3" calcext:value-type="float">
            <text:p>3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82" calcext:value-type="float">
            <text:p>0.00082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3" calcext:value-type="float">
            <text:p>3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514" calcext:value-type="float">
            <text:p>0.000514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3" calcext:value-type="float">
            <text:p>3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337" calcext:value-type="float">
            <text:p>0.000337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3" calcext:value-type="float">
            <text:p>3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339" calcext:value-type="float">
            <text:p>0.000339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3" calcext:value-type="float">
            <text:p>3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34" calcext:value-type="float">
            <text:p>0.00034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34" calcext:value-type="float">
            <text:p>0.00034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3" calcext:value-type="float">
            <text:p>3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339" calcext:value-type="float">
            <text:p>0.000339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2" calcext:value-type="float">
            <text:p>2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34" calcext:value-type="float">
            <text:p>0.00034</text:p>
          </table:table-cell>
          <table:table-cell table:style-name="ce2" office:value-type="float" office:value="400" calcext:value-type="float">
            <text:p>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3" calcext:value-type="float">
            <text:p>3E-06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1366" calcext:value-type="float">
            <text:p>0.001366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851" calcext:value-type="float">
            <text:p>0.000851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1348" calcext:value-type="float">
            <text:p>0.001348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4" calcext:value-type="float">
            <text:p>4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1345" calcext:value-type="float">
            <text:p>0.001345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5" calcext:value-type="float">
            <text:p>5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1321" calcext:value-type="float">
            <text:p>0.001321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4" calcext:value-type="float">
            <text:p>4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1341" calcext:value-type="float">
            <text:p>0.001341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4" calcext:value-type="float">
            <text:p>4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1332" calcext:value-type="float">
            <text:p>0.001332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4" calcext:value-type="float">
            <text:p>4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1333" calcext:value-type="float">
            <text:p>0.001333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4" calcext:value-type="float">
            <text:p>4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904" calcext:value-type="float">
            <text:p>0.000904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5" calcext:value-type="float">
            <text:p>5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838" calcext:value-type="float">
            <text:p>0.000838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4" calcext:value-type="float">
            <text:p>4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0838" calcext:value-type="float">
            <text:p>0.000838</text:p>
          </table:table-cell>
          <table:table-cell table:style-name="ce2" office:value-type="float" office:value="800" calcext:value-type="float">
            <text:p>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5" calcext:value-type="float">
            <text:p>5E-06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524" calcext:value-type="float">
            <text:p>0.003524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2999" calcext:value-type="float">
            <text:p>0.002999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496" calcext:value-type="float">
            <text:p>0.003496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4" calcext:value-type="float">
            <text:p>1.4E-05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407" calcext:value-type="float">
            <text:p>0.003407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7" calcext:value-type="float">
            <text:p>7E-06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79" calcext:value-type="float">
            <text:p>0.00379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8" calcext:value-type="float">
            <text:p>8E-06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699" calcext:value-type="float">
            <text:p>0.003699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8" calcext:value-type="float">
            <text:p>8E-06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559" calcext:value-type="float">
            <text:p>0.003559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7" calcext:value-type="float">
            <text:p>7E-06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694" calcext:value-type="float">
            <text:p>0.003694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6" calcext:value-type="float">
            <text:p>6E-06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798" calcext:value-type="float">
            <text:p>0.003798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7" calcext:value-type="float">
            <text:p>7E-06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561" calcext:value-type="float">
            <text:p>0.003561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7" calcext:value-type="float">
            <text:p>7E-06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03701" calcext:value-type="float">
            <text:p>0.003701</text:p>
          </table:table-cell>
          <table:table-cell table:style-name="ce2" office:value-type="float" office:value="1600" calcext:value-type="float">
            <text:p>1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07" calcext:value-type="float">
            <text:p>7E-06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457" calcext:value-type="float">
            <text:p>0.01457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12811" calcext:value-type="float">
            <text:p>0.012811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5043" calcext:value-type="float">
            <text:p>0.015043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" calcext:value-type="float">
            <text:p>1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4635" calcext:value-type="float">
            <text:p>0.014635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3" calcext:value-type="float">
            <text:p>1.3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4546" calcext:value-type="float">
            <text:p>0.014546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2" calcext:value-type="float">
            <text:p>1.2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4338" calcext:value-type="float">
            <text:p>0.014338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2" calcext:value-type="float">
            <text:p>1.2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4817" calcext:value-type="float">
            <text:p>0.014817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2" calcext:value-type="float">
            <text:p>1.2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4582" calcext:value-type="float">
            <text:p>0.014582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2" calcext:value-type="float">
            <text:p>1.2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5059" calcext:value-type="float">
            <text:p>0.015059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2" calcext:value-type="float">
            <text:p>1.2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4649" calcext:value-type="float">
            <text:p>0.014649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1" calcext:value-type="float">
            <text:p>1.1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14878" calcext:value-type="float">
            <text:p>0.014878</text:p>
          </table:table-cell>
          <table:table-cell table:style-name="ce2" office:value-type="float" office:value="3200" calcext:value-type="float">
            <text:p>3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12" calcext:value-type="float">
            <text:p>1.2E-05</text:p>
          </table:table-cell>
          <table:table-cell table:style-name="ce2" office:value-type="float" office:value="3200" calcext:value-type="float">
            <text:p>3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8945" calcext:value-type="float">
            <text:p>0.058945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49234" calcext:value-type="float">
            <text:p>0.049234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9702" calcext:value-type="float">
            <text:p>0.059702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1" calcext:value-type="float">
            <text:p>2.1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9556" calcext:value-type="float">
            <text:p>0.059556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3" calcext:value-type="float">
            <text:p>2.3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9194" calcext:value-type="float">
            <text:p>0.059194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2" calcext:value-type="float">
            <text:p>2.2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9337" calcext:value-type="float">
            <text:p>0.059337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3" calcext:value-type="float">
            <text:p>2.3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8766" calcext:value-type="float">
            <text:p>0.058766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2" calcext:value-type="float">
            <text:p>2.2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8818" calcext:value-type="float">
            <text:p>0.058818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2" calcext:value-type="float">
            <text:p>2.2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9595" calcext:value-type="float">
            <text:p>0.059595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2" calcext:value-type="float">
            <text:p>2.2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9132" calcext:value-type="float">
            <text:p>0.059132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1" calcext:value-type="float">
            <text:p>2.1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058552" calcext:value-type="float">
            <text:p>0.058552</text:p>
          </table:table-cell>
          <table:table-cell table:style-name="ce2" office:value-type="float" office:value="6400" calcext:value-type="float">
            <text:p>64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21" calcext:value-type="float">
            <text:p>2.1E-05</text:p>
          </table:table-cell>
          <table:table-cell table:style-name="ce2" office:value-type="float" office:value="6400" calcext:value-type="float">
            <text:p>64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5845" calcext:value-type="float">
            <text:p>0.235845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193183" calcext:value-type="float">
            <text:p>0.193183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5564" calcext:value-type="float">
            <text:p>0.235564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4" calcext:value-type="float">
            <text:p>4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40761" calcext:value-type="float">
            <text:p>0.240761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42" calcext:value-type="float">
            <text:p>4.2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6394" calcext:value-type="float">
            <text:p>0.236394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56" calcext:value-type="float">
            <text:p>5.6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7034" calcext:value-type="float">
            <text:p>0.237034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4" calcext:value-type="float">
            <text:p>4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6818" calcext:value-type="float">
            <text:p>0.236818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41" calcext:value-type="float">
            <text:p>4.1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5752" calcext:value-type="float">
            <text:p>0.235752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42" calcext:value-type="float">
            <text:p>4.2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6936" calcext:value-type="float">
            <text:p>0.236936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42" calcext:value-type="float">
            <text:p>4.2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6637" calcext:value-type="float">
            <text:p>0.236637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42" calcext:value-type="float">
            <text:p>4.2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238098" calcext:value-type="float">
            <text:p>0.238098</text:p>
          </table:table-cell>
          <table:table-cell table:style-name="ce2" office:value-type="float" office:value="12800" calcext:value-type="float">
            <text:p>128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41" calcext:value-type="float">
            <text:p>4.1E-05</text:p>
          </table:table-cell>
          <table:table-cell table:style-name="ce2" office:value-type="float" office:value="12800" calcext:value-type="float">
            <text:p>128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43682" calcext:value-type="float">
            <text:p>0.943682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77959" calcext:value-type="float">
            <text:p>0.77959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47851" calcext:value-type="float">
            <text:p>0.947851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97" calcext:value-type="float">
            <text:p>9.7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49461" calcext:value-type="float">
            <text:p>0.949461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87" calcext:value-type="float">
            <text:p>8.7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53371" calcext:value-type="float">
            <text:p>0.953371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94" calcext:value-type="float">
            <text:p>9.4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43961" calcext:value-type="float">
            <text:p>0.943961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87" calcext:value-type="float">
            <text:p>8.7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493" calcext:value-type="float">
            <text:p>0.9493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94" calcext:value-type="float">
            <text:p>9.4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43514" calcext:value-type="float">
            <text:p>0.943514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87" calcext:value-type="float">
            <text:p>8.7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52087" calcext:value-type="float">
            <text:p>0.952087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82" calcext:value-type="float">
            <text:p>8.2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51605" calcext:value-type="float">
            <text:p>0.951605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81" calcext:value-type="float">
            <text:p>8.1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0.950254" calcext:value-type="float">
            <text:p>0.950254</text:p>
          </table:table-cell>
          <table:table-cell table:style-name="ce2" office:value-type="float" office:value="25600" calcext:value-type="float">
            <text:p>256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081" calcext:value-type="float">
            <text:p>8.1E-05</text:p>
          </table:table-cell>
          <table:table-cell table:style-name="ce2" office:value-type="float" office:value="25600" calcext:value-type="float">
            <text:p>256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769929" calcext:value-type="float">
            <text:p>3.769929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3.077282" calcext:value-type="float">
            <text:p>3.077282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786806" calcext:value-type="float">
            <text:p>3.786806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63" calcext:value-type="float">
            <text:p>0.000163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808081" calcext:value-type="float">
            <text:p>3.808081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62" calcext:value-type="float">
            <text:p>0.000162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809848" calcext:value-type="float">
            <text:p>3.809848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68" calcext:value-type="float">
            <text:p>0.000168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410126" calcext:value-type="float">
            <text:p>3.410126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69" calcext:value-type="float">
            <text:p>0.000169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387927" calcext:value-type="float">
            <text:p>3.387927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67" calcext:value-type="float">
            <text:p>0.000167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377678" calcext:value-type="float">
            <text:p>3.377678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6" calcext:value-type="float">
            <text:p>0.00016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382789" calcext:value-type="float">
            <text:p>3.382789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59" calcext:value-type="float">
            <text:p>0.000159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378127" calcext:value-type="float">
            <text:p>3.378127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61" calcext:value-type="float">
            <text:p>0.000161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office:value-type="float" office:value="3.381725" calcext:value-type="float">
            <text:p>3.381725</text:p>
          </table:table-cell>
          <table:table-cell table:style-name="ce2" office:value-type="float" office:value="51200" calcext:value-type="float">
            <text:p>51200</text:p>
          </table:table-cell>
          <table:table-cell table:style-name="ce4"/>
          <table:table-cell table:style-name="ce2" office:value-type="string" calcext:value-type="string">
            <text:p>i</text:p>
          </table:table-cell>
          <table:table-cell table:style-name="ce2" office:value-type="float" office:value="0.00016" calcext:value-type="float">
            <text:p>0.00016</text:p>
          </table:table-cell>
          <table:table-cell table:style-name="ce2" office:value-type="float" office:value="51200" calcext:value-type="float">
            <text:p>51200</text:p>
          </table:table-cell>
          <table:table-cell table:number-columns-repeated="1017"/>
        </table:table-row>
        <table:table-row table:style-name="ro3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2" table:number-rows-repeated="899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rtResults" style:display-name="PageStyle_sort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8" meta:object-count="0"/>
    <meta:generator>LibreOfficeDev/6.0.5.2$Linux_X86_64 LibreOffice_project/</meta:generator>
  </office:meta>
</office:document-meta>
</file>